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sub 58%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32cm" svg:height="1.905cm" svg:x="7.223cm" svg:y="4.556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032cm" svg:height="1.905cm" svg:x="2.651cm" svg:y="4.556cm">
          <text:p text:style-name="P1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32cm" svg:height="1.905cm" svg:x="11.922cm" svg:y="4.556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32cm" svg:height="1.905cm" svg:x="16.748cm" svg:y="4.556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32cm" svg:height="1.905cm" svg:x="16.748cm" svg:y="8.747cm">
          <text:p text:style-name="P1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32cm" svg:height="1.905cm" svg:x="10.398cm" svg:y="11.541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032cm" svg:height="1.905cm" svg:x="13.573cm" svg:y="11.541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032cm" svg:height="1.905cm" svg:x="7.223cm" svg:y="17.256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032cm" svg:height="1.905cm" svg:x="4.175cm" svg:y="20.812cm">
          <text:p text:style-name="P1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32cm" svg:height="1.905cm" svg:x="7.223cm" svg:y="20.812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4.683cm" svg:y1="5.509cm" svg:x2="7.223cm" svg:y2="5.509cm" draw:start-shape="id1" draw:start-glue-point="10" draw:end-shape="id2" draw:end-glue-point="6" svg:d="M4683 5509h2540" svg:viewBox="0 0 2541 1">
          <text:p/>
        </draw:connector>
        <draw:connector draw:style-name="gr2" draw:text-style-name="P3" draw:layer="layout" svg:x1="8.239cm" svg:y1="6.461cm" svg:x2="8.239cm" svg:y2="17.256cm" draw:start-shape="id2" draw:start-glue-point="8" draw:end-shape="id3" draw:end-glue-point="4" svg:d="M8239 6461v10795" svg:viewBox="0 0 1 10796">
          <text:p/>
        </draw:connector>
        <draw:connector draw:style-name="gr2" draw:text-style-name="P3" draw:layer="layout" svg:x1="9.255cm" svg:y1="5.509cm" svg:x2="11.922cm" svg:y2="5.508cm" draw:start-shape="id2" draw:start-glue-point="10" draw:end-shape="id4" svg:d="M9255 5509h1334v-1h1333" svg:viewBox="0 0 2668 2">
          <text:p/>
        </draw:connector>
        <draw:connector draw:style-name="gr2" draw:text-style-name="P3" draw:layer="layout" svg:x1="13.954cm" svg:y1="5.509cm" svg:x2="16.748cm" svg:y2="5.509cm" draw:start-shape="id4" draw:start-glue-point="10" draw:end-shape="id5" draw:end-glue-point="6" svg:d="M13954 5509h2794" svg:viewBox="0 0 2795 1">
          <text:p/>
        </draw:connector>
        <draw:connector draw:style-name="gr2" draw:text-style-name="P3" draw:layer="layout" svg:x1="17.764cm" svg:y1="6.461cm" svg:x2="17.764cm" svg:y2="8.747cm" draw:start-shape="id5" draw:start-glue-point="8" draw:end-shape="id6" draw:end-glue-point="4" svg:d="M17764 6461v2286" svg:viewBox="0 0 1 2287">
          <text:p/>
        </draw:connector>
        <draw:connector draw:style-name="gr2" draw:text-style-name="P3" draw:layer="layout" svg:x1="8.958cm" svg:y1="6.182cm" svg:x2="10.398cm" svg:y2="12.494cm" draw:start-shape="id2" draw:start-glue-point="9" draw:end-shape="id7" draw:end-glue-point="6" svg:d="M8958 6182v6312h1440" svg:viewBox="0 0 1441 6313">
          <text:p/>
        </draw:connector>
        <draw:connector draw:style-name="gr2" draw:text-style-name="P3" draw:layer="layout" svg:x1="12.43cm" svg:y1="12.494cm" svg:x2="13.573cm" svg:y2="12.494cm" draw:start-shape="id7" draw:start-glue-point="10" draw:end-shape="id8" draw:end-glue-point="6" svg:d="M12430 12494h1143" svg:viewBox="0 0 1144 1">
          <text:p/>
        </draw:connector>
        <draw:connector draw:style-name="gr2" draw:text-style-name="P3" draw:layer="layout" svg:x1="5.191cm" svg:y1="20.812cm" svg:x2="7.223cm" svg:y2="18.209cm" draw:start-shape="id9" draw:start-glue-point="4" draw:end-shape="id3" draw:end-glue-point="6" svg:d="M5191 20812v-2603h2032" svg:viewBox="0 0 2033 2604">
          <text:p/>
        </draw:connector>
        <draw:connector draw:style-name="gr2" draw:text-style-name="P3" draw:layer="layout" svg:x1="8.239cm" svg:y1="20.812cm" svg:x2="8.239cm" svg:y2="19.161cm" draw:start-shape="id10" draw:start-glue-point="4" draw:end-shape="id3" draw:end-glue-point="8" svg:d="M8239 20812v-1651" svg:viewBox="0 0 1 1652">
          <text:p/>
        </draw:connector>
        <draw:connector draw:style-name="gr2" draw:text-style-name="P3" draw:layer="layout" svg:x1="9.255cm" svg:y1="18.209cm" svg:x2="11.414cm" svg:y2="13.446cm" draw:start-shape="id3" draw:start-glue-point="10" draw:end-shape="id7" draw:end-glue-point="8" svg:d="M9255 18209h2159v-4763" svg:viewBox="0 0 2160 47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6-06-28T09:38:27.279568085</meta:creation-date>
    <dc:date>2016-06-28T10:45:02.974089107</dc:date>
    <dc:creator>Monster </dc:creator>
    <meta:editing-duration>PT5M4S</meta:editing-duration>
    <meta:editing-cycles>1</meta:editing-cycles>
    <meta:document-statistic meta:object-count="20"/>
    <meta:generator>LibreOffice/5.0.3.2$Linux_X86_64 LibreOffice_project/00m0$Build-2</meta:generator>
  </office:meta>
</office:document-meta>
</file>